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>
          <draw:text-box>
            <text:p>welcom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0T10:29:05.154937654</meta:creation-date>
    <dc:date>2015-03-20T10:29:19.723776072</dc:date>
    <meta:editing-duration>P0D</meta:editing-duration>
    <meta:editing-cycles>1</meta:editing-cycles>
    <meta:document-statistic meta:object-count="25"/>
    <meta:generator>LibreOffice/4.2.3.3$Linux_X86_64 LibreOffice_project/420m0$Build-3</meta:generator>
  </office:meta>
</office:document-meta>
</file>